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15.226cm"/>
    </style:style>
    <style:style style:name="co4" style:family="table-column">
      <style:table-column-properties fo:break-before="auto" style:column-width="12.273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0.8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1" calcext:value-type="float">
            <text:p>01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2];[.M2];[.N2])" office:value-type="string" office:string-value="AddGlobal(name=&quot;Point01Rho&quot;, comment='Point density', unit=&quot;kg/m^3&quot;)" calcext:value-type="string">
            <text:p>AddGlobal(name="Point01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2" calcext:value-type="float">
            <text:p>02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3];[.M3];[.N3])" office:value-type="string" office:string-value="AddGlobal(name=&quot;Point02Rho&quot;, comment='Point density', unit=&quot;kg/m^3&quot;)" calcext:value-type="string">
            <text:p>AddGlobal(name="Point02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3" calcext:value-type="float">
            <text:p>03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4];[.M4];[.N4])" office:value-type="string" office:string-value="AddGlobal(name=&quot;Point03Rho&quot;, comment='Point density', unit=&quot;kg/m^3&quot;)" calcext:value-type="string">
            <text:p>AddGlobal(name="Point03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4" calcext:value-type="float">
            <text:p>04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5];[.M5];[.N5])" office:value-type="string" office:string-value="AddGlobal(name=&quot;Point04Rho&quot;, comment='Point density', unit=&quot;kg/m^3&quot;)" calcext:value-type="string">
            <text:p>AddGlobal(name="Point04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5" calcext:value-type="float">
            <text:p>05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6];[.M6];[.N6])" office:value-type="string" office:string-value="AddGlobal(name=&quot;Point05Rho&quot;, comment='Point density', unit=&quot;kg/m^3&quot;)" calcext:value-type="string">
            <text:p>AddGlobal(name="Point05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6" calcext:value-type="float">
            <text:p>06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7];[.M7];[.N7])" office:value-type="string" office:string-value="AddGlobal(name=&quot;Point06Rho&quot;, comment='Point density', unit=&quot;kg/m^3&quot;)" calcext:value-type="string">
            <text:p>AddGlobal(name="Point06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7" calcext:value-type="float">
            <text:p>07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8];[.M8];[.N8])" office:value-type="string" office:string-value="AddGlobal(name=&quot;Point07Rho&quot;, comment='Point density', unit=&quot;kg/m^3&quot;)" calcext:value-type="string">
            <text:p>AddGlobal(name="Point07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8" calcext:value-type="float">
            <text:p>08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9];[.M9];[.N9])" office:value-type="string" office:string-value="AddGlobal(name=&quot;Point08Rho&quot;, comment='Point density', unit=&quot;kg/m^3&quot;)" calcext:value-type="string">
            <text:p>AddGlobal(name="Point08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table:style-name="ce2" office:value-type="float" office:value="9" calcext:value-type="float">
            <text:p>09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0];[.M10];[.N10])" office:value-type="string" office:string-value="AddGlobal(name=&quot;Point09Rho&quot;, comment='Point density', unit=&quot;kg/m^3&quot;)" calcext:value-type="string">
            <text:p>AddGlobal(name="Point09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1];[.M11];[.N11])" office:value-type="string" office:string-value="AddGlobal(name=&quot;Point10Rho&quot;, comment='Point density', unit=&quot;kg/m^3&quot;)" calcext:value-type="string">
            <text:p>AddGlobal(name="Point10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2];[.M12];[.N12])" office:value-type="string" office:string-value="AddGlobal(name=&quot;Point11Rho&quot;, comment='Point density', unit=&quot;kg/m^3&quot;)" calcext:value-type="string">
            <text:p>AddGlobal(name="Point11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3];[.M13];[.N13])" office:value-type="string" office:string-value="AddGlobal(name=&quot;Point12Rho&quot;, comment='Point density', unit=&quot;kg/m^3&quot;)" calcext:value-type="string">
            <text:p>AddGlobal(name="Point12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4];[.M14];[.N14])" office:value-type="string" office:string-value="AddGlobal(name=&quot;Point13Rho&quot;, comment='Point density', unit=&quot;kg/m^3&quot;)" calcext:value-type="string">
            <text:p>AddGlobal(name="Point13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5];[.M15];[.N15])" office:value-type="string" office:string-value="AddGlobal(name=&quot;Point14Rho&quot;, comment='Point density', unit=&quot;kg/m^3&quot;)" calcext:value-type="string">
            <text:p>AddGlobal(name="Point14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6];[.M16];[.N16])" office:value-type="string" office:string-value="AddGlobal(name=&quot;Point15Rho&quot;, comment='Point density', unit=&quot;kg/m^3&quot;)" calcext:value-type="string">
            <text:p>AddGlobal(name="Point15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7];[.M17];[.N17])" office:value-type="string" office:string-value="AddGlobal(name=&quot;Point16Rho&quot;, comment='Point density', unit=&quot;kg/m^3&quot;)" calcext:value-type="string">
            <text:p>AddGlobal(name="Point16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8];[.M18];[.N18])" office:value-type="string" office:string-value="AddGlobal(name=&quot;Point17Rho&quot;, comment='Point density', unit=&quot;kg/m^3&quot;)" calcext:value-type="string">
            <text:p>AddGlobal(name="Point17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19];[.M19];[.N19])" office:value-type="string" office:string-value="AddGlobal(name=&quot;Point18Rho&quot;, comment='Point density', unit=&quot;kg/m^3&quot;)" calcext:value-type="string">
            <text:p>AddGlobal(name="Point18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20];[.M20];[.N20])" office:value-type="string" office:string-value="AddGlobal(name=&quot;Point19Rho&quot;, comment='Point density', unit=&quot;kg/m^3&quot;)" calcext:value-type="string">
            <text:p>AddGlobal(name="Point19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/>
          <table:table-cell office:value-type="string" calcext:value-type="string">
            <text:p>AddNodeType(„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",group="ADDITIONALS")</text:p>
          </table:table-cell>
          <table:table-cell table:number-columns-repeated="5"/>
          <table:table-cell table:formula="of:=CONCATENATE([.L21];[.M21];[.N21])" office:value-type="string" office:string-value="AddGlobal(name=&quot;Point20Rho&quot;, comment='Point density', unit=&quot;kg/m^3&quot;)" calcext:value-type="string">
            <text:p>AddGlobal(name="Point20Rho", comment='Point density', unit="kg/m^3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ho", comment='Point density', unit="kg/m^3")</text:p>
          </table:table-cell>
        </table:table-row>
        <table:table-row table:style-name="ro1">
          <table:table-cell table:number-columns-repeated="9"/>
          <table:table-cell table:formula="of:=CONCATENATE([.L22];[.M22];[.N22])">
            <text:p/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3];[.C23];[.D23];[.C23];[.F23])" office:value-type="string" office:string-value="case NODE_Point01: AddToPoint01Rho(rho); break;" calcext:value-type="string">
            <text:p>case NODE_Point01: AddToPoint01Rho(rho); break;</text:p>
          </table:table-cell>
          <table:table-cell/>
          <table:table-cell table:formula="of:=CONCATENATE([.L23];[.M23];[.N23])" office:value-type="string" office:string-value="AddGlobal(name=&quot;Point01Ux&quot;, comment='Ux', unit=&quot;m/s&quot;)" calcext:value-type="string">
            <text:p>AddGlobal(name="Point01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4];[.C24];[.D24];[.C24];[.F24])" office:value-type="string" office:string-value="case NODE_Point02: AddToPoint02Rho(rho); break;" calcext:value-type="string">
            <text:p>case NODE_Point02: AddToPoint02Rho(rho); break;</text:p>
          </table:table-cell>
          <table:table-cell/>
          <table:table-cell table:formula="of:=CONCATENATE([.L24];[.M24];[.N24])" office:value-type="string" office:string-value="AddGlobal(name=&quot;Point02Ux&quot;, comment='Ux', unit=&quot;m/s&quot;)" calcext:value-type="string">
            <text:p>AddGlobal(name="Point02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5];[.C25];[.D25];[.C25];[.F25])" office:value-type="string" office:string-value="case NODE_Point03: AddToPoint03Rho(rho); break;" calcext:value-type="string">
            <text:p>case NODE_Point03: AddToPoint03Rho(rho); break;</text:p>
          </table:table-cell>
          <table:table-cell/>
          <table:table-cell table:formula="of:=CONCATENATE([.L25];[.M25];[.N25])" office:value-type="string" office:string-value="AddGlobal(name=&quot;Point03Ux&quot;, comment='Ux', unit=&quot;m/s&quot;)" calcext:value-type="string">
            <text:p>AddGlobal(name="Point03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6];[.C26];[.D26];[.C26];[.F26])" office:value-type="string" office:string-value="case NODE_Point04: AddToPoint04Rho(rho); break;" calcext:value-type="string">
            <text:p>case NODE_Point04: AddToPoint04Rho(rho); break;</text:p>
          </table:table-cell>
          <table:table-cell/>
          <table:table-cell table:formula="of:=CONCATENATE([.L26];[.M26];[.N26])" office:value-type="string" office:string-value="AddGlobal(name=&quot;Point04Ux&quot;, comment='Ux', unit=&quot;m/s&quot;)" calcext:value-type="string">
            <text:p>AddGlobal(name="Point04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7];[.C27];[.D27];[.C27];[.F27])" office:value-type="string" office:string-value="case NODE_Point05: AddToPoint05Rho(rho); break;" calcext:value-type="string">
            <text:p>case NODE_Point05: AddToPoint05Rho(rho); break;</text:p>
          </table:table-cell>
          <table:table-cell/>
          <table:table-cell table:formula="of:=CONCATENATE([.L27];[.M27];[.N27])" office:value-type="string" office:string-value="AddGlobal(name=&quot;Point05Ux&quot;, comment='Ux', unit=&quot;m/s&quot;)" calcext:value-type="string">
            <text:p>AddGlobal(name="Point05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8];[.C28];[.D28];[.C28];[.F28])" office:value-type="string" office:string-value="case NODE_Point06: AddToPoint06Rho(rho); break;" calcext:value-type="string">
            <text:p>case NODE_Point06: AddToPoint06Rho(rho); break;</text:p>
          </table:table-cell>
          <table:table-cell/>
          <table:table-cell table:formula="of:=CONCATENATE([.L28];[.M28];[.N28])" office:value-type="string" office:string-value="AddGlobal(name=&quot;Point06Ux&quot;, comment='Ux', unit=&quot;m/s&quot;)" calcext:value-type="string">
            <text:p>AddGlobal(name="Point06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29];[.C29];[.D29];[.C29];[.F29])" office:value-type="string" office:string-value="case NODE_Point07: AddToPoint07Rho(rho); break;" calcext:value-type="string">
            <text:p>case NODE_Point07: AddToPoint07Rho(rho); break;</text:p>
          </table:table-cell>
          <table:table-cell/>
          <table:table-cell table:formula="of:=CONCATENATE([.L29];[.M29];[.N29])" office:value-type="string" office:string-value="AddGlobal(name=&quot;Point07Ux&quot;, comment='Ux', unit=&quot;m/s&quot;)" calcext:value-type="string">
            <text:p>AddGlobal(name="Point07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0];[.C30];[.D30];[.C30];[.F30])" office:value-type="string" office:string-value="case NODE_Point08: AddToPoint08Rho(rho); break;" calcext:value-type="string">
            <text:p>case NODE_Point08: AddToPoint08Rho(rho); break;</text:p>
          </table:table-cell>
          <table:table-cell/>
          <table:table-cell table:formula="of:=CONCATENATE([.L30];[.M30];[.N30])" office:value-type="string" office:string-value="AddGlobal(name=&quot;Point08Ux&quot;, comment='Ux', unit=&quot;m/s&quot;)" calcext:value-type="string">
            <text:p>AddGlobal(name="Point08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1];[.C31];[.D31];[.C31];[.F31])" office:value-type="string" office:string-value="case NODE_Point09: AddToPoint09Rho(rho); break;" calcext:value-type="string">
            <text:p>case NODE_Point09: AddToPoint09Rho(rho); break;</text:p>
          </table:table-cell>
          <table:table-cell/>
          <table:table-cell table:formula="of:=CONCATENATE([.L31];[.M31];[.N31])" office:value-type="string" office:string-value="AddGlobal(name=&quot;Point09Ux&quot;, comment='Ux', unit=&quot;m/s&quot;)" calcext:value-type="string">
            <text:p>AddGlobal(name="Point09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2];[.C32];[.D32];[.C32];[.F32])" office:value-type="string" office:string-value="case NODE_Point10: AddToPoint10Rho(rho); break;" calcext:value-type="string">
            <text:p>case NODE_Point10: AddToPoint10Rho(rho); break;</text:p>
          </table:table-cell>
          <table:table-cell/>
          <table:table-cell table:formula="of:=CONCATENATE([.L32];[.M32];[.N32])" office:value-type="string" office:string-value="AddGlobal(name=&quot;Point10Ux&quot;, comment='Ux', unit=&quot;m/s&quot;)" calcext:value-type="string">
            <text:p>AddGlobal(name="Point10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3];[.C33];[.D33];[.C33];[.F33])" office:value-type="string" office:string-value="case NODE_Point11: AddToPoint11Rho(rho); break;" calcext:value-type="string">
            <text:p>case NODE_Point11: AddToPoint11Rho(rho); break;</text:p>
          </table:table-cell>
          <table:table-cell/>
          <table:table-cell table:formula="of:=CONCATENATE([.L33];[.M33];[.N33])" office:value-type="string" office:string-value="AddGlobal(name=&quot;Point11Ux&quot;, comment='Ux', unit=&quot;m/s&quot;)" calcext:value-type="string">
            <text:p>AddGlobal(name="Point11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4];[.C34];[.D34];[.C34];[.F34])" office:value-type="string" office:string-value="case NODE_Point12: AddToPoint12Rho(rho); break;" calcext:value-type="string">
            <text:p>case NODE_Point12: AddToPoint12Rho(rho); break;</text:p>
          </table:table-cell>
          <table:table-cell/>
          <table:table-cell table:formula="of:=CONCATENATE([.L34];[.M34];[.N34])" office:value-type="string" office:string-value="AddGlobal(name=&quot;Point12Ux&quot;, comment='Ux', unit=&quot;m/s&quot;)" calcext:value-type="string">
            <text:p>AddGlobal(name="Point12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5];[.C35];[.D35];[.C35];[.F35])" office:value-type="string" office:string-value="case NODE_Point13: AddToPoint13Rho(rho); break;" calcext:value-type="string">
            <text:p>case NODE_Point13: AddToPoint13Rho(rho); break;</text:p>
          </table:table-cell>
          <table:table-cell/>
          <table:table-cell table:formula="of:=CONCATENATE([.L35];[.M35];[.N35])" office:value-type="string" office:string-value="AddGlobal(name=&quot;Point13Ux&quot;, comment='Ux', unit=&quot;m/s&quot;)" calcext:value-type="string">
            <text:p>AddGlobal(name="Point13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6];[.C36];[.D36];[.C36];[.F36])" office:value-type="string" office:string-value="case NODE_Point14: AddToPoint14Rho(rho); break;" calcext:value-type="string">
            <text:p>case NODE_Point14: AddToPoint14Rho(rho); break;</text:p>
          </table:table-cell>
          <table:table-cell/>
          <table:table-cell table:formula="of:=CONCATENATE([.L36];[.M36];[.N36])" office:value-type="string" office:string-value="AddGlobal(name=&quot;Point14Ux&quot;, comment='Ux', unit=&quot;m/s&quot;)" calcext:value-type="string">
            <text:p>AddGlobal(name="Point14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7];[.C37];[.D37];[.C37];[.F37])" office:value-type="string" office:string-value="case NODE_Point15: AddToPoint15Rho(rho); break;" calcext:value-type="string">
            <text:p>case NODE_Point15: AddToPoint15Rho(rho); break;</text:p>
          </table:table-cell>
          <table:table-cell/>
          <table:table-cell table:formula="of:=CONCATENATE([.L37];[.M37];[.N37])" office:value-type="string" office:string-value="AddGlobal(name=&quot;Point15Ux&quot;, comment='Ux', unit=&quot;m/s&quot;)" calcext:value-type="string">
            <text:p>AddGlobal(name="Point15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8];[.C38];[.D38];[.C38];[.F38])" office:value-type="string" office:string-value="case NODE_Point16: AddToPoint16Rho(rho); break;" calcext:value-type="string">
            <text:p>case NODE_Point16: AddToPoint16Rho(rho); break;</text:p>
          </table:table-cell>
          <table:table-cell/>
          <table:table-cell table:formula="of:=CONCATENATE([.L38];[.M38];[.N38])" office:value-type="string" office:string-value="AddGlobal(name=&quot;Point16Ux&quot;, comment='Ux', unit=&quot;m/s&quot;)" calcext:value-type="string">
            <text:p>AddGlobal(name="Point16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39];[.C39];[.D39];[.C39];[.F39])" office:value-type="string" office:string-value="case NODE_Point17: AddToPoint17Rho(rho); break;" calcext:value-type="string">
            <text:p>case NODE_Point17: AddToPoint17Rho(rho); break;</text:p>
          </table:table-cell>
          <table:table-cell/>
          <table:table-cell table:formula="of:=CONCATENATE([.L39];[.M39];[.N39])" office:value-type="string" office:string-value="AddGlobal(name=&quot;Point17Ux&quot;, comment='Ux', unit=&quot;m/s&quot;)" calcext:value-type="string">
            <text:p>AddGlobal(name="Point17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40];[.C40];[.D40];[.C40];[.F40])" office:value-type="string" office:string-value="case NODE_Point18: AddToPoint18Rho(rho); break;" calcext:value-type="string">
            <text:p>case NODE_Point18: AddToPoint18Rho(rho); break;</text:p>
          </table:table-cell>
          <table:table-cell/>
          <table:table-cell table:formula="of:=CONCATENATE([.L40];[.M40];[.N40])" office:value-type="string" office:string-value="AddGlobal(name=&quot;Point18Ux&quot;, comment='Ux', unit=&quot;m/s&quot;)" calcext:value-type="string">
            <text:p>AddGlobal(name="Point18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41];[.C41];[.D41];[.C41];[.F41])" office:value-type="string" office:string-value="case NODE_Point19: AddToPoint19Rho(rho); break;" calcext:value-type="string">
            <text:p>case NODE_Point19: AddToPoint19Rho(rho); break;</text:p>
          </table:table-cell>
          <table:table-cell/>
          <table:table-cell table:formula="of:=CONCATENATE([.L41];[.M41];[.N41])" office:value-type="string" office:string-value="AddGlobal(name=&quot;Point19Ux&quot;, comment='Ux', unit=&quot;m/s&quot;)" calcext:value-type="string">
            <text:p>AddGlobal(name="Point19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/>
          <table:table-cell office:value-type="string" calcext:value-type="string">
            <text:p>case NODE_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: AddToPoint</text:p>
          </table:table-cell>
          <table:table-cell/>
          <table:table-cell office:value-type="string" calcext:value-type="string">
            <text:p>Rho(rho); break;</text:p>
          </table:table-cell>
          <table:table-cell/>
          <table:table-cell table:formula="of:=CONCATENATE([.B42];[.C42];[.D42];[.C42];[.F42])" office:value-type="string" office:string-value="case NODE_Point20: AddToPoint20Rho(rho); break;" calcext:value-type="string">
            <text:p>case NODE_Point20: AddToPoint20Rho(rho); break;</text:p>
          </table:table-cell>
          <table:table-cell/>
          <table:table-cell table:formula="of:=CONCATENATE([.L42];[.M42];[.N42])" office:value-type="string" office:string-value="AddGlobal(name=&quot;Point20Ux&quot;, comment='Ux', unit=&quot;m/s&quot;)" calcext:value-type="string">
            <text:p>AddGlobal(name="Point20Ux", comment='Ux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x", comment='Ux', unit="m/s")</text:p>
          </table:table-cell>
        </table:table-row>
        <table:table-row table:style-name="ro1">
          <table:table-cell table:number-columns-repeated="9"/>
          <table:table-cell table:formula="of:=CONCATENATE([.L43];[.M43];[.N43])">
            <text:p/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CONCATENATE([.L44];[.M44];[.N44])" office:value-type="string" office:string-value="AddGlobal(name=&quot;Point01Uy&quot;, comment='Uy', unit=&quot;m/s&quot;)" calcext:value-type="string">
            <text:p>AddGlobal(name="Point01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45];[.M45];[.N45])" office:value-type="string" office:string-value="AddGlobal(name=&quot;Point02Uy&quot;, comment='Uy', unit=&quot;m/s&quot;)" calcext:value-type="string">
            <text:p>AddGlobal(name="Point02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46];[.M46];[.N46])" office:value-type="string" office:string-value="AddGlobal(name=&quot;Point03Uy&quot;, comment='Uy', unit=&quot;m/s&quot;)" calcext:value-type="string">
            <text:p>AddGlobal(name="Point03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47];[.M47];[.N47])" office:value-type="string" office:string-value="AddGlobal(name=&quot;Point04Uy&quot;, comment='Uy', unit=&quot;m/s&quot;)" calcext:value-type="string">
            <text:p>AddGlobal(name="Point04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48];[.M48];[.N48])" office:value-type="string" office:string-value="AddGlobal(name=&quot;Point05Uy&quot;, comment='Uy', unit=&quot;m/s&quot;)" calcext:value-type="string">
            <text:p>AddGlobal(name="Point05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49];[.M49];[.N49])" office:value-type="string" office:string-value="AddGlobal(name=&quot;Point06Uy&quot;, comment='Uy', unit=&quot;m/s&quot;)" calcext:value-type="string">
            <text:p>AddGlobal(name="Point06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0];[.M50];[.N50])" office:value-type="string" office:string-value="AddGlobal(name=&quot;Point07Uy&quot;, comment='Uy', unit=&quot;m/s&quot;)" calcext:value-type="string">
            <text:p>AddGlobal(name="Point07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1];[.M51];[.N51])" office:value-type="string" office:string-value="AddGlobal(name=&quot;Point08Uy&quot;, comment='Uy', unit=&quot;m/s&quot;)" calcext:value-type="string">
            <text:p>AddGlobal(name="Point08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2];[.M52];[.N52])" office:value-type="string" office:string-value="AddGlobal(name=&quot;Point09Uy&quot;, comment='Uy', unit=&quot;m/s&quot;)" calcext:value-type="string">
            <text:p>AddGlobal(name="Point09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3];[.M53];[.N53])" office:value-type="string" office:string-value="AddGlobal(name=&quot;Point10Uy&quot;, comment='Uy', unit=&quot;m/s&quot;)" calcext:value-type="string">
            <text:p>AddGlobal(name="Point10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4];[.M54];[.N54])" office:value-type="string" office:string-value="AddGlobal(name=&quot;Point11Uy&quot;, comment='Uy', unit=&quot;m/s&quot;)" calcext:value-type="string">
            <text:p>AddGlobal(name="Point11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5];[.M55];[.N55])" office:value-type="string" office:string-value="AddGlobal(name=&quot;Point12Uy&quot;, comment='Uy', unit=&quot;m/s&quot;)" calcext:value-type="string">
            <text:p>AddGlobal(name="Point12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6];[.M56];[.N56])" office:value-type="string" office:string-value="AddGlobal(name=&quot;Point13Uy&quot;, comment='Uy', unit=&quot;m/s&quot;)" calcext:value-type="string">
            <text:p>AddGlobal(name="Point13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7];[.M57];[.N57])" office:value-type="string" office:string-value="AddGlobal(name=&quot;Point14Uy&quot;, comment='Uy', unit=&quot;m/s&quot;)" calcext:value-type="string">
            <text:p>AddGlobal(name="Point14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8];[.M58];[.N58])" office:value-type="string" office:string-value="AddGlobal(name=&quot;Point15Uy&quot;, comment='Uy', unit=&quot;m/s&quot;)" calcext:value-type="string">
            <text:p>AddGlobal(name="Point15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59];[.M59];[.N59])" office:value-type="string" office:string-value="AddGlobal(name=&quot;Point16Uy&quot;, comment='Uy', unit=&quot;m/s&quot;)" calcext:value-type="string">
            <text:p>AddGlobal(name="Point16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60];[.M60];[.N60])" office:value-type="string" office:string-value="AddGlobal(name=&quot;Point17Uy&quot;, comment='Uy', unit=&quot;m/s&quot;)" calcext:value-type="string">
            <text:p>AddGlobal(name="Point17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61];[.M61];[.N61])" office:value-type="string" office:string-value="AddGlobal(name=&quot;Point18Uy&quot;, comment='Uy', unit=&quot;m/s&quot;)" calcext:value-type="string">
            <text:p>AddGlobal(name="Point18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62];[.M62];[.N62])" office:value-type="string" office:string-value="AddGlobal(name=&quot;Point19Uy&quot;, comment='Uy', unit=&quot;m/s&quot;)" calcext:value-type="string">
            <text:p>AddGlobal(name="Point19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63];[.M63];[.N63])" office:value-type="string" office:string-value="AddGlobal(name=&quot;Point20Uy&quot;, comment='Uy', unit=&quot;m/s&quot;)" calcext:value-type="string">
            <text:p>AddGlobal(name="Point20Uy", comment='Uy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y", comment='Uy', unit="m/s")</text:p>
          </table:table-cell>
        </table:table-row>
        <table:table-row table:style-name="ro1">
          <table:table-cell table:number-columns-repeated="9"/>
          <table:table-cell table:formula="of:=CONCATENATE([.L64];[.M64];[.N64])">
            <text:p/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CONCATENATE([.L65];[.M65];[.N65])">
            <text:p/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CONCATENATE([.L66];[.M66];[.N66])" office:value-type="string" office:string-value="AddGlobal(name=&quot;Point01Uz&quot;, comment='Uz', unit=&quot;m/s&quot;)" calcext:value-type="string">
            <text:p>AddGlobal(name="Point01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67];[.M67];[.N67])" office:value-type="string" office:string-value="AddGlobal(name=&quot;Point02Uz&quot;, comment='Uz', unit=&quot;m/s&quot;)" calcext:value-type="string">
            <text:p>AddGlobal(name="Point02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68];[.M68];[.N68])" office:value-type="string" office:string-value="AddGlobal(name=&quot;Point03Uz&quot;, comment='Uz', unit=&quot;m/s&quot;)" calcext:value-type="string">
            <text:p>AddGlobal(name="Point03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69];[.M69];[.N69])" office:value-type="string" office:string-value="AddGlobal(name=&quot;Point04Uz&quot;, comment='Uz', unit=&quot;m/s&quot;)" calcext:value-type="string">
            <text:p>AddGlobal(name="Point04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0];[.M70];[.N70])" office:value-type="string" office:string-value="AddGlobal(name=&quot;Point05Uz&quot;, comment='Uz', unit=&quot;m/s&quot;)" calcext:value-type="string">
            <text:p>AddGlobal(name="Point05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1];[.M71];[.N71])" office:value-type="string" office:string-value="AddGlobal(name=&quot;Point06Uz&quot;, comment='Uz', unit=&quot;m/s&quot;)" calcext:value-type="string">
            <text:p>AddGlobal(name="Point06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2];[.M72];[.N72])" office:value-type="string" office:string-value="AddGlobal(name=&quot;Point07Uz&quot;, comment='Uz', unit=&quot;m/s&quot;)" calcext:value-type="string">
            <text:p>AddGlobal(name="Point07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3];[.M73];[.N73])" office:value-type="string" office:string-value="AddGlobal(name=&quot;Point08Uz&quot;, comment='Uz', unit=&quot;m/s&quot;)" calcext:value-type="string">
            <text:p>AddGlobal(name="Point08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4];[.M74];[.N74])" office:value-type="string" office:string-value="AddGlobal(name=&quot;Point09Uz&quot;, comment='Uz', unit=&quot;m/s&quot;)" calcext:value-type="string">
            <text:p>AddGlobal(name="Point09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5];[.M75];[.N75])" office:value-type="string" office:string-value="AddGlobal(name=&quot;Point10Uz&quot;, comment='Uz', unit=&quot;m/s&quot;)" calcext:value-type="string">
            <text:p>AddGlobal(name="Point10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6];[.M76];[.N76])" office:value-type="string" office:string-value="AddGlobal(name=&quot;Point11Uz&quot;, comment='Uz', unit=&quot;m/s&quot;)" calcext:value-type="string">
            <text:p>AddGlobal(name="Point11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7];[.M77];[.N77])" office:value-type="string" office:string-value="AddGlobal(name=&quot;Point12Uz&quot;, comment='Uz', unit=&quot;m/s&quot;)" calcext:value-type="string">
            <text:p>AddGlobal(name="Point12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8];[.M78];[.N78])" office:value-type="string" office:string-value="AddGlobal(name=&quot;Point13Uz&quot;, comment='Uz', unit=&quot;m/s&quot;)" calcext:value-type="string">
            <text:p>AddGlobal(name="Point13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79];[.M79];[.N79])" office:value-type="string" office:string-value="AddGlobal(name=&quot;Point14Uz&quot;, comment='Uz', unit=&quot;m/s&quot;)" calcext:value-type="string">
            <text:p>AddGlobal(name="Point14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0];[.M80];[.N80])" office:value-type="string" office:string-value="AddGlobal(name=&quot;Point15Uz&quot;, comment='Uz', unit=&quot;m/s&quot;)" calcext:value-type="string">
            <text:p>AddGlobal(name="Point15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1];[.M81];[.N81])" office:value-type="string" office:string-value="AddGlobal(name=&quot;Point16Uz&quot;, comment='Uz', unit=&quot;m/s&quot;)" calcext:value-type="string">
            <text:p>AddGlobal(name="Point16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2];[.M82];[.N82])" office:value-type="string" office:string-value="AddGlobal(name=&quot;Point17Uz&quot;, comment='Uz', unit=&quot;m/s&quot;)" calcext:value-type="string">
            <text:p>AddGlobal(name="Point17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3];[.M83];[.N83])" office:value-type="string" office:string-value="AddGlobal(name=&quot;Point18Uz&quot;, comment='Uz', unit=&quot;m/s&quot;)" calcext:value-type="string">
            <text:p>AddGlobal(name="Point18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4];[.M84];[.N84])" office:value-type="string" office:string-value="AddGlobal(name=&quot;Point19Uz&quot;, comment='Uz', unit=&quot;m/s&quot;)" calcext:value-type="string">
            <text:p>AddGlobal(name="Point19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>
          <table:table-cell table:number-columns-repeated="9"/>
          <table:table-cell table:formula="of:=CONCATENATE([.L85];[.M85];[.N85])" office:value-type="string" office:string-value="AddGlobal(name=&quot;Point20Uz&quot;, comment='Uz', unit=&quot;m/s&quot;)" calcext:value-type="string">
            <text:p>AddGlobal(name="Point20Uz", comment='Uz', unit="m/s")</text:p>
          </table:table-cell>
          <table:table-cell/>
          <table:table-cell office:value-type="string" calcext:value-type="string">
            <text:p>AddGlobal(name="Po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z", comment='Uz', unit="m/s")</text:p>
          </table:table-cell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integer-digits="1"/>
    </number:number-style>
    <number:number-style style:name="N108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51:22.323090431</meta:creation-date>
    <dc:date>2016-10-20T12:24:09.774446309</dc:date>
    <meta:editing-duration>PT1H1M36S</meta:editing-duration>
    <meta:editing-cycles>1</meta:editing-cycles>
    <meta:document-statistic meta:table-count="1" meta:cell-count="484" meta:object-count="0"/>
    <meta:generator>LibreOffice/4.2.8.2$Linux_X86_64 LibreOffice_project/420m0$Build-2</meta:generator>
  </office:meta>
</office:document-meta>
</file>